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818" officeooo:paragraph-rsid="00189818"/>
    </style:style>
    <style:style style:name="P2" style:family="paragraph" style:parent-style-name="Standard">
      <style:text-properties officeooo:rsid="001a843a" officeooo:paragraph-rsid="001a843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74a7"/>
    </style:style>
    <style:style style:name="T1" style:family="text">
      <style:text-properties officeooo:rsid="001bc9b9"/>
    </style:style>
    <style:style style:name="T2" style:family="text">
      <style:text-properties fo:font-variant="normal" fo:text-transform="none" fo:color="#1d1c1d" style:font-name="Slack-Lato" fo:font-size="11.25pt" fo:letter-spacing="normal" fo:font-style="italic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italic" fo:font-weight="normal" officeooo:rsid="0006b288"/>
    </style:style>
    <style:style style:name="T4" style:family="text">
      <style:text-properties fo:font-variant="normal" fo:text-transform="none" fo:color="#1d1c1d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woryt – nic nie dodałem </text:p>
      <text:p text:style-name="P2">Sarenka 1<text:span text:style-name="T1">8</text:span></text:p>
      <text:p text:style-name="P2"/>
      <text:p text:style-name="P3"><text:span text:style-name="T2">"</text:span><text:span text:style-name="T3">Cześć</text:span><text:span text:style-name="T2"> , </text:span><text:span text:style-name="T3">widzę że będziesz na </text:span><text:span text:style-name="T2">E-commerce Challenge </text:span><text:span text:style-name="T3">jako prelegent</text:span><text:span text:style-name="T2">, </text:span><text:span text:style-name="T3">super, my </text:span><text:span text:style-name="T2"><text:s/>Unity Group </text:span><text:span text:style-name="T3">też tam będziemy, mnie osobiście nie będzie bo wiesz: robota, robota</text:span><text:span text:style-name="T2">. Korzystając z okazji, czy po evencie 23.05 nie miałby</text:span><text:span text:style-name="T3">ś</text:span><text:span text:style-name="T2"> ochoty spotkać się na </text:span><text:span text:style-name="T3">jakiś</text:span><text:span text:style-name="T2"> obiad/kolację </text:span><text:span text:style-name="T3">w okolicy Marriottu </text:span><text:span text:style-name="T2">aby luźno porozmawiać?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23:43.413437038</meta:creation-date>
    <dc:date>2023-05-15T13:54:13.308629139</dc:date>
    <meta:editing-duration>PT39M3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2" meta:character-count="336" meta:non-whitespace-character-count="284"/>
  </office:meta>
</office:document-meta>
</file>